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b28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b28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b28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b28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b28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b28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b28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b28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b28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b28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b28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b28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b28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b28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b28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b28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b28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uricio Jose Farías Cort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5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2261723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nuel Cayetano Farías Prad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692133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7.15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5" meta:non-whitespace-character-count="1006"/>
    <meta:template xlink:type="simple" xlink:actuate="onRequest" xlink:title="Normal" xlink:href=""/>
  </office:meta>
</office:document-meta>
</file>